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style="italic" style:font-style-asian="italic" style:font-style-complex="italic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6803in" svg:y="3.3673in">
            <draw:object draw:notify-on-update-of-ranges="Sheet1.C4:Sheet1.C4 Sheet1.D4:Sheet1.F4 Sheet1.C5:Sheet1.C5 Sheet1.D5:Sheet1.F5 Sheet1.C6:Sheet1.C6 Sheet1.D6:Sheet1.F6 Sheet1.C7:Sheet1.C7 Sheet1.D7:Sheet1.F7 Sheet1.C8:Sheet1.C8 Sheet1.D8:Sheet1.F8 Sheet1.C9:Sheet1.C9 Sheet1.D9:Sheet1.F9 Sheet1.C10:Sheet1.C10 Sheet1.D10:Sheet1.F10 Sheet1.C11:Sheet1.C11 Sheet1.D11:Sheet1.F11 Sheet1.C12:Sheet1.C12 Sheet1.D1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9.8102in" svg:y="3.3256in">
            <draw:object draw:notify-on-update-of-ranges="Sheet1.H4:Sheet1.H4 Sheet1.I4:Sheet1.K4 Sheet1.H5:Sheet1.H5 Sheet1.I5:Sheet1.K5 Sheet1.H6:Sheet1.H6 Sheet1.I6:Sheet1.K6 Sheet1.H7:Sheet1.H7 Sheet1.I7:Sheet1.K7 Sheet1.H8:Sheet1.H8 Sheet1.I8:Sheet1.K8 Sheet1.H9:Sheet1.H9 Sheet1.I9:Sheet1.K9 Sheet1.H10:Sheet1.H10 Sheet1.I10:Sheet1.K10 Sheet1.H11:Sheet1.H11 Sheet1.I11:Sheet1.K11 Sheet1.H12:Sheet1.H12 Sheet1.I12:Sheet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 = 32x32</text:p>
          </table:table-cell>
          <table:table-cell office:value-type="string" calcext:value-type="string">
            <text:p>M = 1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office:value-type="string" calcext:value-type="string">
            <text:p>4x4</text:p>
          </table:table-cell>
          <table:table-cell table:style-name="ce1" table:number-columns-repeated="4"/>
          <table:table-cell table:style-name="ce1" office:value-type="string" calcext:value-type="string">
            <text:p>8x8</text:p>
          </table:table-cell>
          <table:table-cell table:number-columns-repeated="4"/>
          <table:table-cell office:value-type="string" calcext:value-type="string">
            <text:p>4x4</text:p>
          </table:table-cell>
          <table:table-cell office:value-type="string" calcext:value-type="string">
            <text:p>8x8</text:p>
          </table:table-cell>
        </table:table-row>
        <table:table-row table:style-name="ro1">
          <table:table-cell table:number-columns-repeated="3"/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4"/>
          <table:table-cell table:style-name="ce2"/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C dsd</text:p>
          </table:table-cell>
          <table:table-cell office:value-type="float" office:value="2400" calcext:value-type="float">
            <text:p>2400</text:p>
          </table:table-cell>
          <table:table-cell office:value-type="float" office:value="4573" calcext:value-type="float">
            <text:p>4573</text:p>
          </table:table-cell>
          <table:table-cell office:value-type="float" office:value="5659" calcext:value-type="float">
            <text:p>5659</text:p>
          </table:table-cell>
          <table:table-cell/>
          <table:table-cell office:value-type="string" calcext:value-type="string">
            <text:p>CSC dsd</text:p>
          </table:table-cell>
          <table:table-cell office:value-type="float" office:value="1158" calcext:value-type="float">
            <text:p>1158</text:p>
          </table:table-cell>
          <table:table-cell office:value-type="float" office:value="1177" calcext:value-type="float">
            <text:p>1177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GEMM dsd</text:p>
          </table:table-cell>
          <table:table-cell office:value-type="float" office:value="4856" calcext:value-type="float">
            <text:p>485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 dsr</text:p>
          </table:table-cell>
          <table:table-cell office:value-type="float" office:value="2396" calcext:value-type="float">
            <text:p>2396</text:p>
          </table:table-cell>
          <table:table-cell office:value-type="float" office:value="4489" calcext:value-type="float">
            <text:p>4489</text:p>
          </table:table-cell>
          <table:table-cell office:value-type="float" office:value="5518" calcext:value-type="float">
            <text:p>5518</text:p>
          </table:table-cell>
          <table:table-cell/>
          <table:table-cell office:value-type="string" calcext:value-type="string">
            <text:p>CSC dsr</text:p>
          </table:table-cell>
          <table:table-cell office:value-type="float" office:value="1165" calcext:value-type="float">
            <text:p>1165</text:p>
          </table:table-cell>
          <table:table-cell office:value-type="float" office:value="1184" calcext:value-type="float">
            <text:p>1184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GEMM dsr</text:p>
          </table:table-cell>
          <table:table-cell office:value-type="float" office:value="3347" calcext:value-type="float">
            <text:p>3347</text:p>
          </table:table-cell>
          <table:table-cell table:style-name="ce5" office:value-type="float" office:value="1124" calcext:value-type="float">
            <text:p>1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R dsd</text:p>
          </table:table-cell>
          <table:table-cell office:value-type="float" office:value="3235" calcext:value-type="float">
            <text:p>3235</text:p>
          </table:table-cell>
          <table:table-cell office:value-type="float" office:value="4195" calcext:value-type="float">
            <text:p>4195</text:p>
          </table:table-cell>
          <table:table-cell office:value-type="float" office:value="5193" calcext:value-type="float">
            <text:p>5193</text:p>
          </table:table-cell>
          <table:table-cell/>
          <table:table-cell office:value-type="string" calcext:value-type="string">
            <text:p>CSR dsd</text:p>
          </table:table-cell>
          <table:table-cell office:value-type="float" office:value="860" calcext:value-type="float">
            <text:p>860</text:p>
          </table:table-cell>
          <table:table-cell office:value-type="float" office:value="1329" calcext:value-type="float">
            <text:p>1329</text:p>
          </table:table-cell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R dsr</text:p>
          </table:table-cell>
          <table:table-cell office:value-type="float" office:value="3201" calcext:value-type="float">
            <text:p>3201</text:p>
          </table:table-cell>
          <table:table-cell office:value-type="float" office:value="4110" calcext:value-type="float">
            <text:p>4110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string" calcext:value-type="string">
            <text:p>CSR dsr</text:p>
          </table:table-cell>
          <table:table-cell office:value-type="float" office:value="872" calcext:value-type="float">
            <text:p>872</text:p>
          </table:table-cell>
          <table:table-cell office:value-type="float" office:value="1325" calcext:value-type="float">
            <text:p>1325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Cycle Savings</text:p>
          </table:table-cell>
          <table:table-cell table:style-name="ce6" table:formula="of:=1-([.N6]/[.N5])" office:value-type="percentage" office:value="0.310749588138385" calcext:value-type="percentage">
            <text:p>31.07%</text:p>
          </table:table-cell>
          <table:table-cell table:style-name="ce6" table:formula="of:=1-([.O6]/[.O5])" office:value-type="percentage" office:value="0.402127659574468" calcext:value-type="percentage">
            <text:p>40.2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 dsd</text:p>
          </table:table-cell>
          <table:table-cell office:value-type="float" office:value="550" calcext:value-type="float">
            <text:p>550</text:p>
          </table:table-cell>
          <table:table-cell office:value-type="float" office:value="704" calcext:value-type="float">
            <text:p>704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COO dsd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O dsr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49" calcext:value-type="float">
            <text:p>1249</text:p>
          </table:table-cell>
          <table:table-cell/>
          <table:table-cell office:value-type="string" calcext:value-type="string">
            <text:p>COO dsr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O pad</text:p>
          </table:table-cell>
          <table:table-cell office:value-type="float" office:value="419" calcext:value-type="float">
            <text:p>419</text:p>
          </table:table-cell>
          <table:table-cell office:value-type="float" office:value="1008" calcext:value-type="float">
            <text:p>1008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COO pad</text:p>
          </table:table-cell>
          <table:table-cell office:value-type="float" office:value="177" calcext:value-type="float">
            <text:p>177</text:p>
          </table:table-cell>
          <table:table-cell office:value-type="float" office:value="398" calcext:value-type="float">
            <text:p>398</text:p>
          </table:table-cell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st GEMM</text:p>
          </table:table-cell>
          <table:table-cell table:number-columns-repeated="3" office:value-type="float" office:value="3347" calcext:value-type="float">
            <text:p>3347</text:p>
          </table:table-cell>
          <table:table-cell/>
          <table:table-cell office:value-type="string" calcext:value-type="string">
            <text:p>best GEMM</text:p>
          </table:table-cell>
          <table:table-cell table:number-columns-repeated="3" table:style-name="ce5" office:value-type="float" office:value="1124" calcext:value-type="float">
            <text:p>11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1:28:26.521300757</meta:creation-date>
    <dc:date>2023-05-12T13:22:36.531071413</dc:date>
    <meta:editing-duration>PT16M55S</meta:editing-duration>
    <meta:editing-cycles>4</meta:editing-cycles>
    <meta:generator>LibreOffice/7.3.7.2$Linux_X86_64 LibreOffice_project/30$Build-2</meta:generator>
    <meta:document-statistic meta:table-count="1" meta:cell-count="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759cm" svg:y="0.316cm" chart:style-name="ch2">
          <text:p>A=32x32, 4x4 PE grid</text:p>
        </chart:title>
        <chart:legend chart:legend-position="end" svg:x="12.802cm" svg:y="2.46cm" style:legend-expansion="high" chart:style-name="ch3"/>
        <chart:plot-area chart:style-name="ch4" table:cell-range-address="Sheet1.C4:Sheet1.F12" chart:data-source-has-labels="both" svg:x="1.33cm" svg:y="1.275cm" svg:width="11.153cm" svg:height="6.569cm">
          <chart:coordinate-region svg:x="2.322cm" svg:y="1.475cm" svg:width="10.161cm" svg:height="5.722cm"/>
          <chart:axis chart:dimension="x" chart:name="primary-x" chart:style-name="ch5" chartooo:axis-type="auto">
            <chartooo:date-scale/>
            <chart:title svg:x="5.989cm" svg:y="8.024cm" chart:style-name="ch6">
              <text:p>Density of A</text:p>
            </chart:title>
            <chart:categories table:cell-range-address="Sheet1.D4:Sheet1.F4"/>
          </chart:axis>
          <chart:axis chart:dimension="y" chart:name="primary-y" chart:style-name="ch7">
            <chart:title svg:x="0.451cm" svg:y="5.794cm" chart:style-name="ch8">
              <text:p>Avg. Cycles / PE</text:p>
            </chart:title>
            <chart:grid chart:style-name="ch9" chart:class="major"/>
          </chart:axis>
          <chart:series chart:style-name="ch10" chart:values-cell-range-address="Sheet1.D5:Sheet1.F5" chart:label-cell-address="Sheet1.C5:Sheet1.C5" chart:class="chart:bar">
            <chart:data-point chart:repeated="3"/>
          </chart:series>
          <chart:series chart:style-name="ch11" chart:values-cell-range-address="Sheet1.D6:Sheet1.F6" chart:label-cell-address="Sheet1.C6:Sheet1.C6" chart:class="chart:bar">
            <chart:data-point chart:repeated="3"/>
          </chart:series>
          <chart:series chart:style-name="ch12" chart:values-cell-range-address="Sheet1.D7:Sheet1.F7" chart:label-cell-address="Sheet1.C7:Sheet1.C7" chart:class="chart:bar">
            <chart:data-point chart:repeated="3"/>
          </chart:series>
          <chart:series chart:style-name="ch13" chart:values-cell-range-address="Sheet1.D8:Sheet1.F8" chart:label-cell-address="Sheet1.C8:Sheet1.C8" chart:class="chart:bar">
            <chart:data-point chart:repeated="3"/>
          </chart:series>
          <chart:series chart:style-name="ch14" chart:values-cell-range-address="Sheet1.D9:Sheet1.F9" chart:label-cell-address="Sheet1.C9:Sheet1.C9" chart:class="chart:bar">
            <chart:data-point chart:repeated="3"/>
          </chart:series>
          <chart:series chart:style-name="ch15" chart:values-cell-range-address="Sheet1.D10:Sheet1.F10" chart:label-cell-address="Sheet1.C10:Sheet1.C10" chart:class="chart:bar">
            <chart:data-point chart:repeated="3"/>
          </chart:series>
          <chart:series chart:style-name="ch16" chart:values-cell-range-address="Sheet1.D11:Sheet1.F11" chart:label-cell-address="Sheet1.C11:Sheet1.C11" chart:class="chart:bar">
            <chart:data-point chart:repeated="3"/>
          </chart:series>
          <chart:series chart:style-name="ch17" chart:values-cell-range-address="Sheet1.D12:Sheet1.F12" chart:label-cell-address="Sheet1.C12:Sheet1.C12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D4:Sheet1.F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CSC dsd</text:p>
                <draw:g>
                  <svg:desc>Sheet1.C5:Sheet1.C5</svg:desc>
                </draw:g>
              </table:table-cell>
              <table:table-cell office:value-type="float" office:value="2400">
                <text:p>2400</text:p>
                <draw:g>
                  <svg:desc>Sheet1.D5:Sheet1.F5</svg:desc>
                </draw:g>
              </table:table-cell>
              <table:table-cell office:value-type="float" office:value="4573">
                <text:p>4573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CSC dsr</text:p>
                <draw:g>
                  <svg:desc>Sheet1.C6:Sheet1.C6</svg:desc>
                </draw:g>
              </table:table-cell>
              <table:table-cell office:value-type="float" office:value="2396">
                <text:p>2396</text:p>
                <draw:g>
                  <svg:desc>Sheet1.D6:Sheet1.F6</svg:desc>
                </draw:g>
              </table:table-cell>
              <table:table-cell office:value-type="float" office:value="4489">
                <text:p>4489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CSR dsd</text:p>
                <draw:g>
                  <svg:desc>Sheet1.C7:Sheet1.C7</svg:desc>
                </draw:g>
              </table:table-cell>
              <table:table-cell office:value-type="float" office:value="3235">
                <text:p>3235</text:p>
                <draw:g>
                  <svg:desc>Sheet1.D7:Sheet1.F7</svg:desc>
                </draw:g>
              </table:table-cell>
              <table:table-cell office:value-type="float" office:value="4195">
                <text:p>4195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string">
                <text:p>CSR dsr</text:p>
                <draw:g>
                  <svg:desc>Sheet1.C8:Sheet1.C8</svg:desc>
                </draw:g>
              </table:table-cell>
              <table:table-cell office:value-type="float" office:value="3201">
                <text:p>3201</text:p>
                <draw:g>
                  <svg:desc>Sheet1.D8:Sheet1.F8</svg:desc>
                </draw:g>
              </table:table-cell>
              <table:table-cell office:value-type="float" office:value="4110">
                <text:p>4110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COO dsd</text:p>
                <draw:g>
                  <svg:desc>Sheet1.C9:Sheet1.C9</svg:desc>
                </draw:g>
              </table:table-cell>
              <table:table-cell office:value-type="float" office:value="550">
                <text:p>550</text:p>
                <draw:g>
                  <svg:desc>Sheet1.D9:Sheet1.F9</svg:desc>
                </draw:g>
              </table:table-cell>
              <table:table-cell office:value-type="float" office:value="704">
                <text:p>70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COO dsr</text:p>
                <draw:g>
                  <svg:desc>Sheet1.C10:Sheet1.C10</svg:desc>
                </draw:g>
              </table:table-cell>
              <table:table-cell office:value-type="float" office:value="508">
                <text:p>508</text:p>
                <draw:g>
                  <svg:desc>Sheet1.D10:Sheet1.F10</svg:desc>
                </draw:g>
              </table:table-cell>
              <table:table-cell office:value-type="float" office:value="634">
                <text:p>63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COO pad</text:p>
                <draw:g>
                  <svg:desc>Sheet1.C11:Sheet1.C11</svg:desc>
                </draw:g>
              </table:table-cell>
              <table:table-cell office:value-type="float" office:value="419">
                <text:p>419</text:p>
                <draw:g>
                  <svg:desc>Sheet1.D11:Sheet1.F11</svg:desc>
                </draw:g>
              </table:table-cell>
              <table:table-cell office:value-type="float" office:value="1008">
                <text:p>1008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best GEMM</text:p>
                <draw:g>
                  <svg:desc>Sheet1.C12:Sheet1.C12</svg:desc>
                </draw:g>
              </table:table-cell>
              <table:table-cell office:value-type="float" office:value="3347">
                <text:p>3347</text:p>
                <draw:g>
                  <svg:desc>Sheet1.D12:Sheet1.F12</svg:desc>
                </draw:g>
              </table:table-cell>
              <table:table-cell office:value-type="float" office:value="3347">
                <text:p>3347</text:p>
              </table:table-cell>
              <table:table-cell office:value-type="float" office:value="3347">
                <text:p>3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ff00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759cm" svg:y="0.316cm" chart:style-name="ch2">
          <text:p>A=32x32, 8x8 PE grid</text:p>
        </chart:title>
        <chart:legend chart:legend-position="end" svg:x="12.802cm" svg:y="2.461cm" style:legend-expansion="high" chart:style-name="ch3"/>
        <chart:plot-area chart:style-name="ch4" table:cell-range-address="Sheet1.H4:Sheet1.K12" chart:data-source-has-labels="both" svg:x="1.33cm" svg:y="1.275cm" svg:width="11.153cm" svg:height="6.57cm">
          <chart:coordinate-region svg:x="2.322cm" svg:y="1.474cm" svg:width="10.161cm" svg:height="5.724cm"/>
          <chart:axis chart:dimension="x" chart:name="primary-x" chart:style-name="ch5" chartooo:axis-type="auto">
            <chartooo:date-scale/>
            <chart:title svg:x="5.989cm" svg:y="8.025cm" chart:style-name="ch6">
              <text:p>Density of A</text:p>
            </chart:title>
            <chart:categories table:cell-range-address="Sheet1.I4:Sheet1.K4"/>
          </chart:axis>
          <chart:axis chart:dimension="y" chart:name="primary-y" chart:style-name="ch7">
            <chart:title svg:x="0.451cm" svg:y="5.795cm" chart:style-name="ch8">
              <text:p>Avg. Cycles / PE</text:p>
            </chart:title>
            <chart:grid chart:style-name="ch9" chart:class="major"/>
          </chart:axis>
          <chart:series chart:style-name="ch10" chart:values-cell-range-address="Sheet1.I5:Sheet1.K5" chart:label-cell-address="Sheet1.H5:Sheet1.H5" chart:class="chart:bar">
            <chart:data-point chart:repeated="3"/>
          </chart:series>
          <chart:series chart:style-name="ch11" chart:values-cell-range-address="Sheet1.I6:Sheet1.K6" chart:label-cell-address="Sheet1.H6:Sheet1.H6" chart:class="chart:bar">
            <chart:data-point chart:repeated="3"/>
          </chart:series>
          <chart:series chart:style-name="ch12" chart:values-cell-range-address="Sheet1.I7:Sheet1.K7" chart:label-cell-address="Sheet1.H7:Sheet1.H7" chart:class="chart:bar">
            <chart:data-point chart:repeated="3"/>
          </chart:series>
          <chart:series chart:style-name="ch13" chart:values-cell-range-address="Sheet1.I8:Sheet1.K8" chart:label-cell-address="Sheet1.H8:Sheet1.H8" chart:class="chart:bar">
            <chart:data-point chart:repeated="3"/>
          </chart:series>
          <chart:series chart:style-name="ch14" chart:values-cell-range-address="Sheet1.I9:Sheet1.K9" chart:label-cell-address="Sheet1.H9:Sheet1.H9" chart:class="chart:bar">
            <chart:data-point chart:repeated="3"/>
          </chart:series>
          <chart:series chart:style-name="ch15" chart:values-cell-range-address="Sheet1.I10:Sheet1.K10" chart:label-cell-address="Sheet1.H10:Sheet1.H10" chart:class="chart:bar">
            <chart:data-point chart:repeated="3"/>
          </chart:series>
          <chart:series chart:style-name="ch16" chart:values-cell-range-address="Sheet1.I11:Sheet1.K11" chart:label-cell-address="Sheet1.H11:Sheet1.H11" chart:class="chart:bar">
            <chart:data-point chart:repeated="3"/>
          </chart:series>
          <chart:series chart:style-name="ch17" chart:values-cell-range-address="Sheet1.I12:Sheet1.K12" chart:label-cell-address="Sheet1.H12:Sheet1.H12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I4:Sheet1.K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CSC dsd</text:p>
                <draw:g>
                  <svg:desc>Sheet1.H5:Sheet1.H5</svg:desc>
                </draw:g>
              </table:table-cell>
              <table:table-cell office:value-type="float" office:value="1158">
                <text:p>1158</text:p>
                <draw:g>
                  <svg:desc>Sheet1.I5:Sheet1.K5</svg:desc>
                </draw:g>
              </table:table-cell>
              <table:table-cell office:value-type="float" office:value="1177">
                <text:p>1177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CSC dsr</text:p>
                <draw:g>
                  <svg:desc>Sheet1.H6:Sheet1.H6</svg:desc>
                </draw:g>
              </table:table-cell>
              <table:table-cell office:value-type="float" office:value="1165">
                <text:p>1165</text:p>
                <draw:g>
                  <svg:desc>Sheet1.I6:Sheet1.K6</svg:desc>
                </draw:g>
              </table:table-cell>
              <table:table-cell office:value-type="float" office:value="1184">
                <text:p>1184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CSR dsd</text:p>
                <draw:g>
                  <svg:desc>Sheet1.H7:Sheet1.H7</svg:desc>
                </draw:g>
              </table:table-cell>
              <table:table-cell office:value-type="float" office:value="860">
                <text:p>860</text:p>
                <draw:g>
                  <svg:desc>Sheet1.I7:Sheet1.K7</svg:desc>
                </draw:g>
              </table:table-cell>
              <table:table-cell office:value-type="float" office:value="1329">
                <text:p>132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CSR dsr</text:p>
                <draw:g>
                  <svg:desc>Sheet1.H8:Sheet1.H8</svg:desc>
                </draw:g>
              </table:table-cell>
              <table:table-cell office:value-type="float" office:value="872">
                <text:p>872</text:p>
                <draw:g>
                  <svg:desc>Sheet1.I8:Sheet1.K8</svg:desc>
                </draw:g>
              </table:table-cell>
              <table:table-cell office:value-type="float" office:value="1325">
                <text:p>132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COO dsd</text:p>
                <draw:g>
                  <svg:desc>Sheet1.H9:Sheet1.H9</svg:desc>
                </draw:g>
              </table:table-cell>
              <table:table-cell office:value-type="float" office:value="144">
                <text:p>144</text:p>
                <draw:g>
                  <svg:desc>Sheet1.I9:Sheet1.K9</svg:desc>
                </draw:g>
              </table:table-cell>
              <table:table-cell office:value-type="float" office:value="201">
                <text:p>20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COO dsr</text:p>
                <draw:g>
                  <svg:desc>Sheet1.H10:Sheet1.H10</svg:desc>
                </draw:g>
              </table:table-cell>
              <table:table-cell office:value-type="float" office:value="149">
                <text:p>149</text:p>
                <draw:g>
                  <svg:desc>Sheet1.I10:Sheet1.K1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COO pad</text:p>
                <draw:g>
                  <svg:desc>Sheet1.H11:Sheet1.H11</svg:desc>
                </draw:g>
              </table:table-cell>
              <table:table-cell office:value-type="float" office:value="177">
                <text:p>177</text:p>
                <draw:g>
                  <svg:desc>Sheet1.I11:Sheet1.K11</svg:desc>
                </draw:g>
              </table:table-cell>
              <table:table-cell office:value-type="float" office:value="398">
                <text:p>39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best GEMM</text:p>
                <draw:g>
                  <svg:desc>Sheet1.H12:Sheet1.H12</svg:desc>
                </draw:g>
              </table:table-cell>
              <table:table-cell office:value-type="float" office:value="1124">
                <text:p>1124</text:p>
                <draw:g>
                  <svg:desc>Sheet1.I12:Sheet1.K12</svg:desc>
                </draw:g>
              </table:table-cell>
              <table:table-cell office:value-type="float" office:value="1124">
                <text:p>1124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